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4000001D168F11E0D09265DFA.png" manifest:media-type="image/png"/>
  <manifest:file-entry manifest:full-path="Pictures/10000201000001EE000002BB867C3A1FFB3584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1.787cm, 1.054cm, 1.054cm, 1.194cm)" draw:image-opacity="100%" style:mirror="non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1.45cm, 0.742cm, 0.726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frame draw:style-name="gr1" draw:text-style-name="P1" draw:layer="layout" svg:width="14.999cm" svg:height="11.999cm" svg:x="1.501cm" svg:y="4.001cm">
          <draw:image xlink:href="Pictures/1000020100000214000001D168F11E0D09265DFA.png" xlink:type="simple" xlink:show="embed" xlink:actuate="onLoad" draw:mime-type="image/png">
            <text:p/>
          </draw:image>
        </draw:frame>
        <draw:frame draw:style-name="gr2" draw:text-style-name="P1" draw:layer="layout" svg:width="9.25cm" svg:height="12.243cm" svg:x="18.5cm" svg:y="4cm">
          <draw:image xlink:href="Pictures/10000201000001EE000002BB867C3A1FFB35846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595cm" fo:margin-bottom="4.496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1-30T16:32:20.609000000</dc:date>
    <meta:editing-duration>PT3M17S</meta:editing-duration>
    <meta:editing-cycles>1</meta:editing-cycles>
    <meta:document-statistic meta:object-count="2"/>
    <meta:generator>LibreOffice/7.0.4.2$Windows_X86_64 LibreOffice_project/dcf040e67528d9187c66b2379df5ea4407429775</meta:generator>
  </office:meta>
</office:document-meta>
</file>